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ctionEvent.getActionComman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tionEvent.ActionEvent( Widget source , String actionComman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